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cm" svg:height="1.44cm" svg:x="6.43cm" svg:y="2.52cm">
          <text:p text:style-name="P1">message 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7cm" svg:height="1.44cm" svg:x="6.43cm" svg:y="3.95cm">
          <text:p text:style-name="P1">duty cyc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7cm" svg:height="1.44cm" svg:x="6.44cm" svg:y="6.8cm">
          <text:p text:style-name="P1">control flags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7cm" svg:height="1.44cm" svg:x="6.44cm" svg:y="5.38cm">
          <text:p text:style-name="P1">control flags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7cm" svg:height="1.44cm" svg:x="6.44cm" svg:y="8.26cm">
          <text:p text:style-name="P1">position LS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3cm" svg:y="9.69cm">
          <text:p text:style-name="P1">position MS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1.12cm">
          <text:p text:style-name="P1">curr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2.56cm">
          <text:p text:style-name="P1">displac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4cm">
          <text:p text:style-name="P1">sensor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5.44cm">
          <text:p text:style-name="P1">sensor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7cm" svg:height="1.44cm" svg:x="6.42cm" svg:y="16.87cm">
          <text:p text:style-name="P1">error flag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3-11-28T10:32:55.417364166</meta:creation-date>
    <dc:date>2013-11-28T10:40:03.421882989</dc:date>
    <dc:creator>Alexander Lenz</dc:creator>
    <meta:editing-duration>P0D</meta:editing-duration>
    <meta:editing-cycles>1</meta:editing-cycles>
    <meta:document-statistic meta:object-count="11"/>
    <meta:generator>LibreOffice/4.1.3.2$Linux_x86 LibreOffice_project/410m0$Build-2</meta:generator>
  </office:meta>
</office:document-meta>
</file>